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f203" officeooo:paragraph-rsid="0016f203"/>
    </style:style>
    <style:style style:name="P2" style:family="paragraph" style:parent-style-name="Table_20_Contents">
      <style:text-properties officeooo:rsid="001836c1" officeooo:paragraph-rsid="001836c1"/>
    </style:style>
    <style:style style:name="P3" style:family="paragraph" style:parent-style-name="Table_20_Contents">
      <style:text-properties officeooo:rsid="0018a6db" officeooo:paragraph-rsid="0018a6db"/>
    </style:style>
    <style:style style:name="P4" style:family="paragraph" style:parent-style-name="Table_20_Contents">
      <style:text-properties officeooo:rsid="0018d09f" officeooo:paragraph-rsid="0018d09f"/>
    </style:style>
    <style:style style:name="P5" style:family="paragraph" style:parent-style-name="Table_20_Contents">
      <style:text-properties officeooo:rsid="00192e8f" officeooo:paragraph-rsid="00192e8f"/>
    </style:style>
    <style:style style:name="P6" style:family="paragraph" style:parent-style-name="Table_20_Contents">
      <style:text-properties officeooo:rsid="0019428e" officeooo:paragraph-rsid="0019428e"/>
    </style:style>
    <style:style style:name="P7" style:family="paragraph" style:parent-style-name="Table_20_Contents">
      <style:text-properties officeooo:rsid="001a30cd" officeooo:paragraph-rsid="001a30cd"/>
    </style:style>
    <style:style style:name="P8" style:family="paragraph" style:parent-style-name="Table_20_Contents">
      <style:text-properties officeooo:rsid="001a9c46" officeooo:paragraph-rsid="001a9c46"/>
    </style:style>
    <style:style style:name="T1" style:family="text">
      <style:text-properties officeooo:rsid="00192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2354960707936">
          <table:table-cell table:style-name="Table1.A1" office:value-type="string">
            <text:p text:style-name="P1">Field name</text:p>
          </table:table-cell>
          <table:table-cell table:style-name="Table1.A1" office:value-type="string">
            <text:p text:style-name="P1">Error value</text:p>
          </table:table-cell>
          <table:table-cell table:style-name="Table1.C1" office:value-type="string">
            <text:p text:style-name="P1">Boundary value</text:p>
          </table:table-cell>
        </table:table-row>
        <table:table-row table:style-name="TableLine2354960704944">
          <table:table-cell table:style-name="Table1.A2" office:value-type="string">
            <text:p text:style-name="P2">Name</text:p>
          </table:table-cell>
          <table:table-cell table:style-name="Table1.A2" office:value-type="string">
            <text:p text:style-name="P3">1.Manavi,</text:p>
            <text:p text:style-name="P3"><text:s/>2 manavijm</text:p>
            <text:p text:style-name="P3">3.MANAVIJM</text:p>
            <text:p text:style-name="P3">4.123mAN</text:p>
            <text:p text:style-name="P3">5.BLANK</text:p>
            <text:p text:style-name="P3">6.********</text:p>
            <text:p text:style-name="P3">7.9.7189789</text:p>
            <text:p text:style-name="P3">8.8888888</text:p>
          </table:table-cell>
          <table:table-cell table:style-name="Table1.C2" office:value-type="string">
            <text:p text:style-name="P4">nil</text:p>
          </table:table-cell>
        </table:table-row>
        <table:table-row table:style-name="TableLine2354960702496">
          <table:table-cell table:style-name="Table1.A2" office:value-type="string">
            <text:p text:style-name="P4">D<text:span text:style-name="T1">ate</text:span>-of-birth</text:p>
          </table:table-cell>
          <table:table-cell table:style-name="Table1.A2" office:value-type="string">
            <text:p text:style-name="P4">1.01-07-1999</text:p>
            <text:p text:style-name="P4">2.blank</text:p>
            <text:p text:style-name="P4">3.31-02-2021</text:p>
            <text:p text:style-name="P4">4.20-70-1994</text:p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54960709024">
          <table:table-cell table:style-name="Table1.A2" office:value-type="string">
            <text:p text:style-name="P5">Mobile-number</text:p>
          </table:table-cell>
          <table:table-cell table:style-name="Table1.A2" office:value-type="string">
            <text:p text:style-name="P5">1.9741941457</text:p>
            <text:p text:style-name="P5">2.0985347652</text:p>
            <text:p text:style-name="P5">3.94m2316896</text:p>
            <text:p text:style-name="P5">4.blank</text:p>
            <text:p text:style-name="P5">5.//89753490</text:p>
            <text:p text:style-name="P5">6._76_905656</text:p>
            <text:p text:style-name="P5"/>
            <text:p text:style-name="P5"/>
          </table:table-cell>
          <table:table-cell table:style-name="Table1.C2" office:value-type="string">
            <text:p text:style-name="P5">9,10,11</text:p>
          </table:table-cell>
        </table:table-row>
        <table:table-row table:style-name="TableLine2354960703040">
          <table:table-cell table:style-name="Table1.A2" office:value-type="string">
            <text:p text:style-name="P6">E-mail id</text:p>
          </table:table-cell>
          <table:table-cell table:style-name="Table1.A2" office:value-type="string">
            <text:p text:style-name="P6"><text:a xlink:type="simple" xlink:href="mailto:1.manavijavagal@gmail.com" text:style-name="Internet_20_link" text:visited-style-name="Visited_20_Internet_20_Link">1.manavijavagal@gmail.com</text:a></text:p>
            <text:p text:style-name="P6">2.blank</text:p>
            <text:p text:style-name="P6"><text:a xlink:type="simple" xlink:href="mailto:3.man@gil.com" text:style-name="Internet_20_link" text:visited-style-name="Visited_20_Internet_20_Link">3.man@gil.com</text:a></text:p>
            <text:p text:style-name="P6"><text:a xlink:type="simple" xlink:href="mailto:4.jav123@gmail.com" text:style-name="Internet_20_link" text:visited-style-name="Visited_20_Internet_20_Link">4.jav123@gmail.com</text:a></text:p>
            <text:p text:style-name="P6"><text:a xlink:type="simple" xlink:href="mailto:5.1345@gmail.com" text:style-name="Internet_20_link" text:visited-style-name="Visited_20_Internet_20_Link">5.1345@gmail.com</text:a></text:p>
            <text:p text:style-name="P6"/>
          </table:table-cell>
          <table:table-cell table:style-name="Table1.C2" office:value-type="string">
            <text:p text:style-name="P7">nil</text:p>
          </table:table-cell>
        </table:table-row>
        <table:table-row table:style-name="TableLine2354960703312">
          <table:table-cell table:style-name="Table1.A2" office:value-type="string">
            <text:p text:style-name="P8">Proffessiona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54960705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549607038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549607041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549607103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5:51:15.629000000</meta:creation-date>
    <dc:date>2021-11-04T16:38:14.811000000</dc:date>
    <meta:editing-duration>PT26M34S</meta:editing-duration>
    <meta:editing-cycles>8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34" meta:word-count="39" meta:character-count="364" meta:non-whitespace-character-count="358"/>
  </office:meta>
</office:document-meta>
</file>